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fteo(Hz)</text:p>
          </table:table-cell>
          <table:table-cell table:style-name="ce1" office:value-type="string" calcext:value-type="string">
            <text:p>fexp(Hz)</text:p>
          </table:table-cell>
          <table:table-cell table:style-name="ce1" office:value-type="string" calcext:value-type="string">
            <text:p>wexp(rad/s)</text:p>
          </table:table-cell>
          <table:table-cell table:style-name="ce1" office:value-type="string" calcext:value-type="string">
            <text:p>Vo</text:p>
          </table:table-cell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Vo/Vi</text:p>
          </table:table-cell>
          <table:table-cell table:style-name="ce1" office:value-type="string" calcext:value-type="string">
            <text:p>20*log(Vo/Vi)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3]*2*3.14159" office:value-type="float" office:value="628.318" calcext:value-type="float">
            <text:p>628,318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3]/[.E3]" office:value-type="float" office:value="1.01941747572816" calcext:value-type="float">
            <text:p>1,0194174757</text:p>
          </table:table-cell>
          <table:table-cell table:formula="of:=20*LOG([.F3])" office:value-type="float" office:value="0.167041487295317" calcext:value-type="float">
            <text:p>0,16704148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[.B4]*2*3.14159" office:value-type="float" office:value="1256.636" calcext:value-type="float">
            <text:p>1256,636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4]/[.E4]" office:value-type="float" office:value="1.01941747572816" calcext:value-type="float">
            <text:p>1,0194174757</text:p>
          </table:table-cell>
          <table:table-cell table:formula="of:=20*LOG([.F4])" office:value-type="float" office:value="0.167041487295317" calcext:value-type="float">
            <text:p>0,1670414873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formula="of:=[.B5]*2*3.14159" office:value-type="float" office:value="1891.23718" calcext:value-type="float">
            <text:p>1891,23718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5]/[.E5]" office:value-type="float" office:value="1.01941747572816" calcext:value-type="float">
            <text:p>1,0194174757</text:p>
          </table:table-cell>
          <table:table-cell table:formula="of:=20*LOG([.F5])" office:value-type="float" office:value="0.167041487295317" calcext:value-type="float">
            <text:p>0,16704148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[.B6]*2*3.14159" office:value-type="float" office:value="3141.59" calcext:value-type="float">
            <text:p>3141,59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6]/[.E6]" office:value-type="float" office:value="1.01941747572816" calcext:value-type="float">
            <text:p>1,0194174757</text:p>
          </table:table-cell>
          <table:table-cell table:formula="of:=20*LOG([.F6])" office:value-type="float" office:value="0.167041487295317" calcext:value-type="float">
            <text:p>0,16704148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table:formula="of:=[.B7]*2*3.14159" office:value-type="float" office:value="5026.544" calcext:value-type="float">
            <text:p>5026,544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7]/[.E7]" office:value-type="float" office:value="1.01941747572816" calcext:value-type="float">
            <text:p>1,0194174757</text:p>
          </table:table-cell>
          <table:table-cell table:formula="of:=20*LOG([.F7])" office:value-type="float" office:value="0.167041487295317" calcext:value-type="float">
            <text:p>0,16704148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[.B8]*2*3.14159" office:value-type="float" office:value="6283.18" calcext:value-type="float">
            <text:p>6283,18</text:p>
          </table:table-cell>
          <table:table-cell table:number-columns-repeated="2" office:value-type="float" office:value="10.3" calcext:value-type="float">
            <text:p>10,3</text:p>
          </table:table-cell>
          <table:table-cell table:formula="of:=[.D8]/[.E8]" office:value-type="float" office:value="1" calcext:value-type="float">
            <text:p>1</text:p>
          </table:table-cell>
          <table:table-cell table:formula="of:=20*LOG([.F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8" calcext:value-type="float">
            <text:p>1098</text:p>
          </table:table-cell>
          <table:table-cell table:formula="of:=[.B9]*2*3.14159" office:value-type="float" office:value="6898.93164" calcext:value-type="float">
            <text:p>6898,93164</text:p>
          </table:table-cell>
          <table:table-cell office:value-type="float" office:value="9.8" calcext:value-type="float">
            <text:p>9,8</text:p>
          </table:table-cell>
          <table:table-cell office:value-type="float" office:value="10.2" calcext:value-type="float">
            <text:p>10,2</text:p>
          </table:table-cell>
          <table:table-cell table:formula="of:=[.D9]/[.E9]" office:value-type="float" office:value="0.96078431372549" calcext:value-type="float">
            <text:p>0,9607843137</text:p>
          </table:table-cell>
          <table:table-cell table:formula="of:=20*LOG([.F9])" office:value-type="float" office:value="-0.347481921388453" calcext:value-type="float">
            <text:p>-0,347481921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30" calcext:value-type="float">
            <text:p>3030</text:p>
          </table:table-cell>
          <table:table-cell table:formula="of:=[.B10]*2*3.14159" office:value-type="float" office:value="19038.0354" calcext:value-type="float">
            <text:p>19038,0354</text:p>
          </table:table-cell>
          <table:table-cell office:value-type="float" office:value="9.5" calcext:value-type="float">
            <text:p>9,5</text:p>
          </table:table-cell>
          <table:table-cell office:value-type="float" office:value="10.2" calcext:value-type="float">
            <text:p>10,2</text:p>
          </table:table-cell>
          <table:table-cell table:formula="of:=[.D10]/[.E10]" office:value-type="float" office:value="0.931372549019608" calcext:value-type="float">
            <text:p>0,931372549</text:p>
          </table:table-cell>
          <table:table-cell table:formula="of:=20*LOG([.F10])" office:value-type="float" office:value="-0.617531329461396" calcext:value-type="float">
            <text:p>-0,6175313295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13" calcext:value-type="float">
            <text:p>5013</text:p>
          </table:table-cell>
          <table:table-cell table:formula="of:=[.B11]*2*3.14159" office:value-type="float" office:value="31497.58134" calcext:value-type="float">
            <text:p>31497,58134</text:p>
          </table:table-cell>
          <table:table-cell office:value-type="float" office:value="8.6" calcext:value-type="float">
            <text:p>8,6</text:p>
          </table:table-cell>
          <table:table-cell office:value-type="float" office:value="10.2" calcext:value-type="float">
            <text:p>10,2</text:p>
          </table:table-cell>
          <table:table-cell table:formula="of:=[.D11]/[.E11]" office:value-type="float" office:value="0.843137254901961" calcext:value-type="float">
            <text:p>0,8431372549</text:p>
          </table:table-cell>
          <table:table-cell table:formula="of:=20*LOG([.F11])" office:value-type="float" office:value="-1.482034410367" calcext:value-type="float">
            <text:p>-1,4820344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500" calcext:value-type="float">
            <text:p>6500</text:p>
          </table:table-cell>
          <table:table-cell table:formula="of:=[.B12]*2*3.14159" office:value-type="float" office:value="40840.67" calcext:value-type="float">
            <text:p>40840,67</text:p>
          </table:table-cell>
          <table:table-cell office:value-type="float" office:value="7.38" calcext:value-type="float">
            <text:p>7,38</text:p>
          </table:table-cell>
          <table:table-cell office:value-type="float" office:value="10.2" calcext:value-type="float">
            <text:p>10,2</text:p>
          </table:table-cell>
          <table:table-cell table:style-name="ce1" table:formula="of:=[.D12]/[.E12]" office:value-type="float" office:value="0.723529411764706" calcext:value-type="float">
            <text:p>0,7235294118</text:p>
          </table:table-cell>
          <table:table-cell table:formula="of:=20*LOG([.F12])" office:value-type="float" office:value="-2.81087619877752" calcext:value-type="float">
            <text:p>-2,810876198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80" calcext:value-type="float">
            <text:p>7980</text:p>
          </table:table-cell>
          <table:table-cell table:formula="of:=[.B13]*2*3.14159" office:value-type="float" office:value="50139.7764" calcext:value-type="float">
            <text:p>50139,7764</text:p>
          </table:table-cell>
          <table:table-cell office:value-type="float" office:value="7" calcext:value-type="float">
            <text:p>7</text:p>
          </table:table-cell>
          <table:table-cell office:value-type="float" office:value="10.2" calcext:value-type="float">
            <text:p>10,2</text:p>
          </table:table-cell>
          <table:table-cell table:formula="of:=[.D13]/[.E13]" office:value-type="float" office:value="0.686274509803922" calcext:value-type="float">
            <text:p>0,6862745098</text:p>
          </table:table-cell>
          <table:table-cell table:formula="of:=20*LOG([.F13])" office:value-type="float" office:value="-3.27004263495321" calcext:value-type="float">
            <text:p>-3,27004263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table:formula="of:=[.B14]*2*3.14159" office:value-type="float" office:value="63460.118" calcext:value-type="float">
            <text:p>63460,118</text:p>
          </table:table-cell>
          <table:table-cell office:value-type="float" office:value="5.94" calcext:value-type="float">
            <text:p>5,94</text:p>
          </table:table-cell>
          <table:table-cell office:value-type="float" office:value="10.2" calcext:value-type="float">
            <text:p>10,2</text:p>
          </table:table-cell>
          <table:table-cell table:formula="of:=[.D14]/[.E14]" office:value-type="float" office:value="0.582352941176471" calcext:value-type="float">
            <text:p>0,5823529412</text:p>
          </table:table-cell>
          <table:table-cell table:formula="of:=20*LOG([.F14])" office:value-type="float" office:value="-4.69627453561448" calcext:value-type="float">
            <text:p>-4,6962745356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020" calcext:value-type="float">
            <text:p>15020</text:p>
          </table:table-cell>
          <table:table-cell table:formula="of:=[.B15]*2*3.14159" office:value-type="float" office:value="94373.3636" calcext:value-type="float">
            <text:p>94373,3636</text:p>
          </table:table-cell>
          <table:table-cell office:value-type="float" office:value="4.38" calcext:value-type="float">
            <text:p>4,38</text:p>
          </table:table-cell>
          <table:table-cell office:value-type="float" office:value="10.2" calcext:value-type="float">
            <text:p>10,2</text:p>
          </table:table-cell>
          <table:table-cell table:formula="of:=[.D15]/[.E15]" office:value-type="float" office:value="0.429411764705882" calcext:value-type="float">
            <text:p>0,4294117647</text:p>
          </table:table-cell>
          <table:table-cell table:formula="of:=20*LOG([.F15])" office:value-type="float" office:value="-7.34252122515636" calcext:value-type="float">
            <text:p>-7,342521225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020" calcext:value-type="float">
            <text:p>20020</text:p>
          </table:table-cell>
          <table:table-cell table:formula="of:=[.B16]*2*3.14159" office:value-type="float" office:value="125789.2636" calcext:value-type="float">
            <text:p>125789,2636</text:p>
          </table:table-cell>
          <table:table-cell office:value-type="float" office:value="3.44" calcext:value-type="float">
            <text:p>3,44</text:p>
          </table:table-cell>
          <table:table-cell office:value-type="float" office:value="10.2" calcext:value-type="float">
            <text:p>10,2</text:p>
          </table:table-cell>
          <table:table-cell table:formula="of:=[.D16]/[.E16]" office:value-type="float" office:value="0.337254901960784" calcext:value-type="float">
            <text:p>0,337254902</text:p>
          </table:table-cell>
          <table:table-cell table:formula="of:=20*LOG([.F16])" office:value-type="float" office:value="-9.44083458380775" calcext:value-type="float">
            <text:p>-9,4408345838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4970" calcext:value-type="float">
            <text:p>34970</text:p>
          </table:table-cell>
          <table:table-cell table:formula="of:=[.B17]*2*3.14159" office:value-type="float" office:value="219722.8046" calcext:value-type="float">
            <text:p>219722,8046</text:p>
          </table:table-cell>
          <table:table-cell office:value-type="float" office:value="2.06" calcext:value-type="float">
            <text:p>2,06</text:p>
          </table:table-cell>
          <table:table-cell office:value-type="float" office:value="10.2" calcext:value-type="float">
            <text:p>10,2</text:p>
          </table:table-cell>
          <table:table-cell table:formula="of:=[.D17]/[.E17]" office:value-type="float" office:value="0.201960784313726" calcext:value-type="float">
            <text:p>0,2019607843</text:p>
          </table:table-cell>
          <table:table-cell table:formula="of:=20*LOG([.F17])" office:value-type="float" office:value="-13.8946590278553" calcext:value-type="float">
            <text:p>-13,8946590279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9940" calcext:value-type="float">
            <text:p>49940</text:p>
          </table:table-cell>
          <table:table-cell table:formula="of:=[.B18]*2*3.14159" office:value-type="float" office:value="313782.0092" calcext:value-type="float">
            <text:p>313782,0092</text:p>
          </table:table-cell>
          <table:table-cell office:value-type="float" office:value="1.48" calcext:value-type="float">
            <text:p>1,48</text:p>
          </table:table-cell>
          <table:table-cell office:value-type="float" office:value="10.2" calcext:value-type="float">
            <text:p>10,2</text:p>
          </table:table-cell>
          <table:table-cell table:formula="of:=[.D18]/[.E18]" office:value-type="float" office:value="0.145098039215686" calcext:value-type="float">
            <text:p>0,1450980392</text:p>
          </table:table-cell>
          <table:table-cell table:formula="of:=20*LOG([.F18])" office:value-type="float" office:value="-16.7667691273392" calcext:value-type="float">
            <text:p>-16,766769127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9800" calcext:value-type="float">
            <text:p>79800</text:p>
          </table:table-cell>
          <table:table-cell table:formula="of:=[.B19]*2*3.14159" office:value-type="float" office:value="501397.764" calcext:value-type="float">
            <text:p>501397,764</text:p>
          </table:table-cell>
          <table:table-cell office:value-type="float" office:value="0.95" calcext:value-type="float">
            <text:p>0,95</text:p>
          </table:table-cell>
          <table:table-cell office:value-type="float" office:value="10.2" calcext:value-type="float">
            <text:p>10,2</text:p>
          </table:table-cell>
          <table:table-cell table:formula="of:=[.D19]/[.E19]" office:value-type="float" office:value="0.0931372549019608" calcext:value-type="float">
            <text:p>0,0931372549</text:p>
          </table:table-cell>
          <table:table-cell table:formula="of:=20*LOG([.F19])" office:value-type="float" office:value="-20.6175313294614" calcext:value-type="float">
            <text:p>-20,6175313295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98000" calcext:value-type="float">
            <text:p>998000</text:p>
          </table:table-cell>
          <table:table-cell table:formula="of:=[.B20]*2*3.14159" office:value-type="float" office:value="6270613.64" calcext:value-type="float">
            <text:p>6270613,64</text:p>
          </table:table-cell>
          <table:table-cell table:style-name="ce2" office:value-type="float" office:value="0.079" calcext:value-type="float">
            <text:p>0,079</text:p>
          </table:table-cell>
          <table:table-cell office:value-type="float" office:value="9.59" calcext:value-type="float">
            <text:p>9,59</text:p>
          </table:table-cell>
          <table:table-cell table:formula="of:=[.D20]/[.E20]" office:value-type="float" office:value="0.00823774765380605" calcext:value-type="float">
            <text:p>0,0082377477</text:p>
          </table:table-cell>
          <table:table-cell table:formula="of:=20*LOG([.F20])" office:value-type="float" office:value="-41.6838303176044" calcext:value-type="float">
            <text:p>-41,68383031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5:33:40.172739902</meta:creation-date>
    <dc:date>2019-11-13T17:26:42.566917514</dc:date>
    <meta:editing-duration>PT10M42S</meta:editing-duration>
    <meta:editing-cycles>4</meta:editing-cycles>
    <meta:generator>LibreOffice/5.1.6.2$Linux_X86_64 LibreOffice_project/10m0$Build-2</meta:generator>
    <meta:document-statistic meta:table-count="1" meta:cell-count="133" meta:object-count="0"/>
  </office:meta>
</office:document-meta>
</file>